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À voz implacável em minha cabeça que nunca me permitirá para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Contents</text:p>
      <text:p text:style-name="Standard"/>
      <text:p text:style-name="Standard"/>
      <text:p text:style-name="Standard">INTRODUCTION – introduçao.</text:p>
      <text:p text:style-name="Standard">1. I SHOULD HAVE BEEN A STATISTIC( Eu <text:s/>deveria ser uma estatistica)</text:p>
      <text:p text:style-name="Standard">2. THUTH HURTS – A verdade machuca</text:p>
      <text:p text:style-name="Standard">3. THE IMPOSSIBLE TASK- tarefas impossiveis</text:p>
      <text:p text:style-name="Standard">4. TAKING SOULS - </text:p>
      <text:p text:style-name="Standard">5.ARMORED MINDS - </text:p>
      <text:p text:style-name="Standard">6. IT’S NOT ABOUT A THOPY- Nao e sóbre o trofeu/premio</text:p>
      <text:p text:style-name="Standard">7. THE MOST POWERFULL WEAPON – A arma mais poderosa</text:p>
      <text:p text:style-name="Standard">8. TALENT NOT REQUIRED – não e necessario talento</text:p>
      <text:p text:style-name="Standard">9. UNCOMMON AMONGST UNCOMMON - </text:p>
      <text:p text:style-name="Standard">10. THE EMPOWERMENT OF FAILURE – o poder do fracasso</text:p>
      <text:p text:style-name="Standard">11. WHAT IF? <text:s/>E se?</text:p>
      <text:p text:style-name="Standard">ACKNOWLEDGMENTS - agradecimentos</text:p>
      <text:p text:style-name="Standard">ABOUT THE AUTHOR <text:s/>- sobre o auto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ADVERTÊNCIA</text:p>
      <text:p text:style-name="Standard">FUSO HORÁRIO: 24/7</text:p>
      <text:p text:style-name="Standard">ORGANIZAÇÃO DA TAREFA: MISSÃO SOLO</text:p>
      <text:p text:style-name="Standard"/>
      <text:p text:style-name="Standard"/>
      <text:p text:style-name="Standard">1. SITUAÇÃO:</text:p>
      <text:p text:style-name="Standard"><text:tab/>Você corre o risco de viver uma vida tão confortável e suave que morrerá sem nunca perceber seu verdadeiro potencial.</text:p>
      <text:p text:style-name="Standard">2. MISSÃO:</text:p>
      <text:p text:style-name="Standard"><text:tab/>Para libertar sua mente. Abandone a mentalidade de vítima para sempre. Possua todos os aspetos de sua vida completamente. Construa uma base inquebrável.</text:p>
      <text:p text:style-name="Standard"/>
      <text:p text:style-name="Standard">3. EXECUÇÃO:</text:p>
      <text:p text:style-name="Standard"><text:tab/>A. Leia isto capa a capa. Estude as técnicas internas, aceite todos os dez <text:tab/>desafios. Repetir. Repetição vai calejar sua mente.</text:p>
      <text:p text:style-name="Standard"><text:tab/>B. Se você fizer o seu <text:s/>melhor, da melhor maneira possível, isso será doloroso. Essa missão não é <text:s/>para te fazer sentir melhor. Esta missão é sobre ser melhor e ter um impacto maior no mundo. </text:p>
      <text:p text:style-name="Standard"><text:tab/>C. Não pare quando estiver cansado. Pare quando terminar.</text:p>
      <text:p text:style-name="Standard">4. CLASSIFICADO:</text:p>
      <text:p text:style-name="Standard"><text:tab/>Esta é a história de um herói. O herói é você.</text:p>
      <text:p text:style-name="Standard">PELO COMANDO DE: DAVID GOGGINS </text:p>
      <text:p text:style-name="Standard">ASSINADO:</text:p>
      <text:p text:style-name="Standard"/>
      <text:p text:style-name="Standard">assinatura de goggins aqui</text:p>
      <text:p text:style-name="Standard"/>
      <text:p text:style-name="Standard">RANK E SERVIÇO: CHEFE, SEAL DA MARINHA DOS EUA, APOSENTAD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NTRODUÇÃO</text:p>
      <text:p text:style-name="Standard">Você sabe quem você realmente é e do que é capaz?</text:p>
      <text:p text:style-name="Standard">Tenho certeza que você pensa assim, mas apenas porque você acredita em algo não a torna realidade. A negação é a melhor zona de conforto.</text:p>
      <text:p text:style-name="Standard"/>
      <text:p text:style-name="Standard"><text:soft-page-break/><text:s/>Não se preocupe, você não está sozinho. Em todas as cidades, em todos os países e em todo o mundo, milhões perambulam pelas ruas, de olhos mortos como zumbis, viciados em conforto, abraçando a mentalidade da vítima e desconhecendo seu verdadeiro potencial. Eu sei disso porque encontro e ouço deles o tempo todo, e porque, assim como você, eu costumava ser um deles.</text:p>
      <text:p text:style-name="Standard"/>
      <text:p text:style-name="Standard">Eu também tinha uma desculpa muito boa.</text:p>
      <text:p text:style-name="Standard"/>
      <text:p text:style-name="Standard">A vida não foi <text:s/>fácil. Nasci quebrado, cresci com surtos, fui atormentado na escola e fui chamado de “PRETO” mais vezes do que eu poderia contar.</text:p>
      <text:p text:style-name="Standard"/>
      <text:p text:style-name="Standard"><text:s/>Nós éramos pobres, sobrevivendo como conseguia- mos, vivendo em moradias subsidiadas pelo governo, e minha depressão era sufocante. Eu vivia a vida no fundo do poço, e minha previsão futura era sombria pra caralho.</text:p>
      <text:p text:style-name="Standard"/>
      <text:p text:style-name="Standard">Pouquíssimas pessoas sabem como é o fundo do poço, mas eu sei. É como areia movediça. Ele agarra você, suga você e não o deixa ir. Quando a vida é assim, é fácil ficar à deriva e continuar a fazer as mesmas escolhas confortáveis ​​que estão matando você, uma e outra vez.</text:p>
      <text:p text:style-name="Standard"/>
      <text:p text:style-name="Standard"/>
      <text:p text:style-name="Standard"><text:s/></text:p>
      <text:p text:style-name="Standard"/>
      <text:p text:style-name="Standard"><text:s/>Mas a verdade é que todos fazemos escolhas habituais e autolimitadas. É tão natural quanto o pôr do sol e tão fundamental quanto a gravidade. É assim que nossos cérebros são conectados, e é por isso que a motivação é uma porcaria.</text:p>
      <text:p text:style-name="Standard"/>
      <text:p text:style-name="Standard"><text:s/>Até a melhor conversa animada ou truque de autoajuda não passa de uma correção temporária. Isso não religará seu cérebro. Isso não amplificara sua voz ou elevara sua vida. Motivação não muda ninguém. A <text:s/>vida ruim era minha, e só minha para consertar. </text:p>
      <text:p text:style-name="Standard"/>
      <text:p text:style-name="Standard">Então, procurei a dor, me apaixonei pelo sofrimento e, eventualmente, me transformei do pedaço de merda mais fraco do planeta no homem mais “FODA” que Deus já criou, ou assim digo a mim mesmo.</text:p>
      <text:p text:style-name="Standard"/>
      <text:p text:style-name="Standard"><text:s/>As chances são de que você teve uma infância muito melhor do que eu, e mesmo agora pode ter uma vida decente, mas não importa quem você é, quem são seus pais ou eram, onde você mora, o que faz para viver ou <text:s/>quanto dinheiro você tem, provavelmente vive com cerca de 40% de sua verdadeira capacidade. </text:p>
      <text:p text:style-name="Standard"/>
      <text:p text:style-name="Standard">Vergonha. </text:p>
      <text:p text:style-name="Standard"/>
      <text:p text:style-name="Standard">Todos nós temos o potencial de ser muito mais.</text:p>
      <text:p text:style-name="Standard"/>
      <text:p text:style-name="Standard">Anos atrás, fui convidado para participar de uma palestra no Instituto de Tecnologia de Massachusetts. Eu nunca pus os pés em uma sala de aula da universidade como estudante. Eu mal havia terminado o ensino médio, mas estava em uma das instituições de maior prestígio no país para discutir resistência mental com algumas pessoas. Em algum momento da discussão, um estimado professor do MIT disse que cada um de nós tem limitações genéticas. limites rígidos. Que existem algumas coisas que simplesmente não podemos fazer, não importa quão mentalmente somos fortes. Quando atingimos nosso limite genético, ele disse, a resistência mental não entra na equação.</text:p>
      <text:p text:style-name="Standard"/>
      <text:p text:style-name="Standard"><text:soft-page-break/><text:s/>Todos na sala pareciam aceitar sua versão da realidade porque esse professor era sênior e experiente, conhecido por pesquisar resistência mental. Foi o trabalho de sua vida. Também era um monte de besteira, e para mim ele estava usando a ciência para nos deixar fora da jogada.</text:p>
      <text:p text:style-name="Standard"/>
      <text:p text:style-name="Standard"><text:s/>Eu fiquei quieto até então porque estava cercado por todas essas pessoas inteligentes, me sentindo estúpido, mas alguém na plateia percebeu o olhar no meu rosto e perguntou se eu concordava. E se você me fizer uma pergunta direta, não serei tímido.</text:p>
      <text:p text:style-name="Standard"/>
      <text:p text:style-name="Standard">"Há coisas para serem vividas <text:s/>em vez de estudadas", eu disse, depois me virei para o professor. “O que você disse é verdade para a maioria das pessoas, mas não 100%. Sempre haverá 1% de nós dispostos a trabalhar para desafiar as probabilidades. ”</text:p>
      <text:p text:style-name="Standard"/>
      <text:p text:style-name="Standard"><text:s/>Passei a explicar o que sabia por experiência própria. Que alguém pode se tornar uma pessoa totalmente diferente e alcançar o que os chamados especialistas como ele afirmam ser impossível, mas é preciso muito coração, vontade e uma mente blindada.</text:p>
      <text:p text:style-name="Standard"/>
      <text:p text:style-name="Standard"/>
      <text:p text:style-name="Standard">Heráclito, filósofo nascido no Império Persa no século V aC, acertou quando escreveu sobre homens no campo de batalha. "De cada cem homens", escreveu ele, "dez não deveriam estar lá, oitenta são apenas alvos, nove são os verdadeiros lutadores e temos sorte de tê-los, pois eles fazem a batalha. Ah, mas esse, um é um guerreiro ... ”</text:p>
      <text:p text:style-name="Standard"/>
      <text:p text:style-name="Standard"><text:s/>A partir do momento em que você respira pela primeira vez, você se torna elegível para morrer. Você também se torna elegível para encontrar sua grandeza e se tornar o Único Guerreiro. Mas cabe a você se preparar para a batalha pela frente. Somente você pode dominar sua mente, que é o necessário para viver uma vida ousada, repleta de realizações que a maioria das pessoas considera além de sua capacidade.</text:p>
      <text:p text:style-name="Standard"/>
      <text:p text:style-name="Standard">Não sou um génio como os professores do MIT, mas sou o “O GUERREIRO” . E a história que você está prestes a ler, a história da minha vida fodida, iluminará um caminho comprovado para o auto-domínio e o capacitará a enfrentar a realidade, a responsabilizar-se, a pressionar a dor do passado, a aprender a amar o que teme, saborear o fracasso, viva ao máximo seu potencial e descubra quem você realmente é.</text:p>
      <text:p text:style-name="Standard"><text:s/></text:p>
      <text:p text:style-name="Standard">Os seres humanos mudam através do estudo, hábito e histórias. Através da minha história, você aprenderá do que o corpo e a mente são capazes quando são levados à capacidade máxima e como chegar lá. Porque quando você é conduzido, o que quer que esteja à sua frente, seja racismo, sexismo, lesões, divórcio, depressão, obesidade, tragédia ou pobreza, se torna combustível para sua metamorfose. </text:p>
      <text:p text:style-name="Standard"/>
      <text:p text:style-name="Standard">Os passos aqui apresentados equivalem ao algoritmo evolutivo, que elimina barreiras, brilha com glória e proporciona paz duradoura.</text:p>
      <text:p text:style-name="Standard"/>
      <text:p text:style-name="Standard">Espero que você esteja pronto. É hora de entrar em guerra consigo mesm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1.2$Windows_X86_64 LibreOffice_project/7bcb35dc3024a62dea0caee87020152d1ee96e71</meta:generator>
    <dc:date>2020-08-10T17:25:51.101000000</dc:date>
    <meta:editing-duration>PT18S</meta:editing-duration>
    <meta:editing-cycles>1</meta:editing-cycles>
    <meta:document-statistic meta:table-count="0" meta:image-count="0" meta:object-count="0" meta:page-count="5" meta:paragraph-count="60" meta:word-count="1238" meta:character-count="7217" meta:non-whitespace-character-count="5993"/>
  </office:meta>
</office:document-meta>
</file>